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9c2b" officeooo:paragraph-rsid="000a9c2b"/>
    </style:style>
    <style:style style:name="P2" style:family="paragraph" style:parent-style-name="Standard">
      <style:text-properties officeooo:paragraph-rsid="000a9c2b"/>
    </style:style>
    <style:style style:name="P3" style:family="paragraph" style:parent-style-name="Standard">
      <style:text-properties officeooo:rsid="000af7c1" officeooo:paragraph-rsid="000af7c1"/>
    </style:style>
    <style:style style:name="P4" style:family="paragraph" style:parent-style-name="Standard">
      <style:text-properties officeooo:paragraph-rsid="000af7c1"/>
    </style:style>
    <style:style style:name="P5" style:family="paragraph" style:parent-style-name="Standard">
      <style:text-properties style:use-window-font-color="true" officeooo:rsid="000a9c2b" officeooo:paragraph-rsid="000a9c2b"/>
    </style:style>
    <style:style style:name="P6" style:family="paragraph" style:parent-style-name="Standard">
      <style:text-properties style:use-window-font-color="true" officeooo:rsid="000af7c1" officeooo:paragraph-rsid="000af7c1"/>
    </style:style>
    <style:style style:name="P7" style:family="paragraph" style:parent-style-name="Standard">
      <style:text-properties style:use-window-font-color="true" officeooo:rsid="000af7c1" officeooo:paragraph-rsid="000af7c1"/>
    </style:style>
    <style:style style:name="P8" style:family="paragraph" style:parent-style-name="Standard">
      <style:text-properties style:use-window-font-color="true" officeooo:rsid="000c2e09" officeooo:paragraph-rsid="000c2e09"/>
    </style:style>
    <style:style style:name="T1" style:family="text">
      <style:text-properties officeooo:rsid="000a9c2b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officeooo:rsid="000a9c2b"/>
    </style:style>
    <style:style style:name="T4" style:family="text">
      <style:text-properties style:use-window-font-color="true" fo:font-weight="bold"/>
    </style:style>
    <style:style style:name="T5" style:family="text">
      <style:text-properties style:use-window-font-color="true" officeooo:rsid="000af7c1"/>
    </style:style>
    <style:style style:name="T6" style:family="text">
      <style:text-properties officeooo:rsid="000c2e09"/>
    </style:style>
    <style:style style:name="T7" style:family="text">
      <style:text-properties officeooo:rsid="000d68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ème 1</text:p>
      <text:p text:style-name="P3">2.1 <text:span text:style-name="T7">Préparation</text:span></text:p>
      <text:p text:style-name="P1">1. <text:span text:style-name="T7">Ok</text:span></text:p>
      <text:p text:style-name="P2"><text:span text:style-name="T1">2. </text:span><text:span text:style-name="T2">Dans une base de données relationnelle, une </text:span><text:span text:style-name="Strong_20_Emphasis"><text:span text:style-name="T2">clé primaire</text:span></text:span><text:span text:style-name="T2"> est une contrainte d'unicité qui permet d'identifier de manière unique un enregistrement dans une table </text:span><text:span text:style-name="T3">(Wikipédia).</text:span></text:p>
      <text:p text:style-name="P5">3. Categories : Code_categorie ?</text:p>
      <text:p text:style-name="P5">Chevaux : Num_C</text:p>
      <text:p text:style-name="P5">Adherents : Num_adherent</text:p>
      <text:p text:style-name="P5">4. Il faut être sûr d’avoir un adhérent avec l’ID unique 0168, un stage avec l’ID unique 12 et un cheval avec l’ID unique 14</text:p>
      <text:p text:style-name="P5">5. Ce n’est pas souhaitable car le le nom du cheval est déjà inscrit dans la table “chevaux”</text:p>
      <text:p text:style-name="P4"><text:span text:style-name="T5">6. </text:span><text:span text:style-name="T2">Une </text:span><text:span text:style-name="T4">clé étrangère</text:span><text:span text:style-name="T2">, dans une base de données relationnelle, est une contrainte qui garantit l'intégrité référentielle entre deux tables </text:span><text:span text:style-name="T5">(Wikipédia).</text:span></text:p>
      <text:p text:style-name="P6">Inscrire : Num_adherent Num_stage Num_cheval</text:p>
      <text:p text:style-name="P6">Adherents : Cat</text:p>
      <text:p text:style-name="P6">2.2 <text:span text:style-name="T7">Réalisation</text:span></text:p>
      <text:p text:style-name="P6">1. <text:span text:style-name="T7">Ok</text:span></text:p>
      <text:p text:style-name="P6">2. <text:span text:style-name="T6">CREATE DATABASE pb1</text:span></text:p>
      <text:p text:style-name="P8"><text:s text:c="2"/>WITH OWNER = postgres</text:p>
      <text:p text:style-name="P8"><text:s text:c="7"/>ENCODING = 'UTF8'</text:p>
      <text:p text:style-name="P8"><text:s text:c="7"/>TABLESPACE = pg_default</text:p>
      <text:p text:style-name="P8"><text:s text:c="7"/>LC_COLLATE = 'en_US.UTF-8'</text:p>
      <text:p text:style-name="P8"><text:s text:c="7"/>LC_CTYPE = 'en_US.UTF-8'</text:p>
      <text:p text:style-name="P8"><text:s text:c="7"/>CONNECTION LIMIT = -1; 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10:32:56.949911393</meta:creation-date>
    <dc:date>2016-11-02T11:16:53.610174596</dc:date>
    <meta:editing-duration>PT12M36S</meta:editing-duration>
    <meta:editing-cycles>4</meta:editing-cycles>
    <meta:generator>LibreOffice/5.1.2.2$Linux_X86_64 LibreOffice_project/10m0$Build-2</meta:generator>
    <meta:document-statistic meta:table-count="0" meta:image-count="0" meta:object-count="0" meta:page-count="1" meta:paragraph-count="21" meta:word-count="143" meta:character-count="915" meta:non-whitespace-character-count="755"/>
  </office:meta>
</office:document-meta>
</file>